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9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99ff" draw:fill="none" draw:fill-color="#99ccff" draw:textarea-vertical-align="middle" draw:auto-grow-height="false" fo:min-height="0.749cm" fo:min-width="0.499cm" draw:shadow="hidden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family="楷体_GB2312" style:font-family-generic="modern" style:font-pitch="fixed" style:font-family-asian="楷体_GB2312" style:font-family-generic-asian="modern" style:font-pitch-asian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5cm" svg:height="1.5cm" svg:x="6.281cm" svg:y="0.819cm">
          <text:p text:style-name="P1">System C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5cm" svg:height="1.5cm" svg:x="6.281cm" svg:y="9.219cm">
          <text:p text:style-name="P1">Device Driv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5cm" svg:height="1.5cm" svg:x="6.281cm" svg:y="3.319cm">
          <text:p text:style-name="P1">V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4cm" svg:height="2.5cm" svg:x="6.781cm" svg:y="11.419cm">
          <text:p text:style-name="P1">Device</text:p>
          <draw:enhanced-geometry svg:viewBox="0 0 21600 21600" draw:path-stretchpoint-x="10800" draw:path-stretchpoint-y="10800" draw:text-areas="0 ?f1 ?f4 ?f10" draw:type="cube" draw:modifiers="5400" draw:enhanced-path="M 0 ?f10 L 0 ?f1 ?f2 0 ?f9 0 ?f9 ?f3 ?f4 ?f10 Z N M 0 ?f1 L ?f2 0 ?f9 0 ?f4 ?f1 Z N M ?f4 ?f10 L ?f4 ?f1 ?f9 0 ?f9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21600-?f2 "/>
            <draw:equation draw:name="f6" draw:formula="?f5 /2"/>
            <draw:equation draw:name="f7" draw:formula="?f2 +?f6 "/>
            <draw:equation draw:name="f8" draw:formula="?f4 /2"/>
            <draw:equation draw:name="f9" draw:formula="right"/>
            <draw:equation draw:name="f10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5cm" svg:height="1cm" svg:x="13.881cm" svg:y="6.419cm">
          <text:p text:style-name="P1">...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2" draw:id="id7" draw:layer="layout" svg:width="2.5cm" svg:height="1cm" svg:x="9.881cm" svg:y="6.419cm">
          <text:p text:style-name="P1">ext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5" draw:layer="layout" svg:width="2.5cm" svg:height="1cm" svg:x="1.181cm" svg:y="6.419cm">
          <text:p text:style-name="P1">vfa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6" draw:layer="layout" svg:width="2.5cm" svg:height="1cm" svg:x="5.181cm" svg:y="6.419cm">
          <text:p text:style-name="P1">ntf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svg:x1="8.781cm" svg:y1="2.319cm" svg:x2="8.781cm" svg:y2="3.319cm" draw:start-shape="id1" draw:start-glue-point="2" draw:end-shape="id2" draw:end-glue-point="0">
          <text:p text:style-name="P4"/>
        </draw:connector>
        <draw:connector draw:style-name="gr3" draw:text-style-name="P2" draw:layer="layout" svg:x1="8.781cm" svg:y1="10.719cm" svg:x2="8.781cm" svg:y2="11.419cm" draw:start-shape="id3" draw:start-glue-point="2" draw:end-shape="id4" draw:end-glue-point="0">
          <text:p text:style-name="P4"/>
        </draw:connector>
        <draw:connector draw:style-name="gr3" draw:text-style-name="P2" draw:layer="layout" draw:type="curve" svg:x1="8.781cm" svg:y1="4.819cm" svg:x2="2.43cm" svg:y2="6.419cm" draw:start-shape="id2" draw:start-glue-point="2" draw:end-shape="id5" draw:end-glue-point="4">
          <text:p text:style-name="P4"/>
        </draw:connector>
        <draw:connector draw:style-name="gr3" draw:text-style-name="P2" draw:layer="layout" draw:type="curve" svg:x1="8.781cm" svg:y1="4.819cm" svg:x2="6.43cm" svg:y2="6.419cm" draw:start-shape="id2" draw:start-glue-point="2" draw:end-shape="id6" draw:end-glue-point="4">
          <text:p text:style-name="P4"/>
        </draw:connector>
        <draw:connector draw:style-name="gr3" draw:text-style-name="P2" draw:layer="layout" draw:type="curve" svg:x1="8.781cm" svg:y1="4.819cm" svg:x2="11.13cm" svg:y2="6.419cm" draw:start-shape="id2" draw:start-glue-point="2" draw:end-shape="id7" draw:end-glue-point="4">
          <text:p text:style-name="P4"/>
        </draw:connector>
        <draw:connector draw:style-name="gr3" draw:text-style-name="P2" draw:layer="layout" draw:type="curve" svg:x1="8.781cm" svg:y1="4.819cm" svg:x2="15.881cm" svg:y2="6.419cm" draw:start-shape="id2" draw:start-glue-point="2" draw:end-shape="id8" draw:end-glue-point="0">
          <text:p text:style-name="P4"/>
        </draw:connector>
        <draw:connector draw:style-name="gr3" draw:text-style-name="P2" draw:layer="layout" draw:type="curve" svg:x1="2.43cm" svg:y1="7.419cm" svg:x2="8.781cm" svg:y2="9.219cm" draw:start-shape="id5" draw:start-glue-point="8" draw:end-shape="id3" draw:end-glue-point="0">
          <text:p text:style-name="P4"/>
        </draw:connector>
        <draw:connector draw:style-name="gr3" draw:text-style-name="P2" draw:layer="layout" draw:type="curve" svg:x1="6.43cm" svg:y1="7.419cm" svg:x2="8.781cm" svg:y2="9.219cm" draw:start-shape="id6" draw:start-glue-point="8" draw:end-shape="id3" draw:end-glue-point="0">
          <text:p text:style-name="P4"/>
        </draw:connector>
        <draw:connector draw:style-name="gr3" draw:text-style-name="P2" draw:layer="layout" draw:type="curve" svg:x1="11.13cm" svg:y1="7.419cm" svg:x2="8.781cm" svg:y2="9.219cm" draw:start-shape="id7" draw:start-glue-point="8" draw:end-shape="id3" draw:end-glue-point="0">
          <text:p text:style-name="P4"/>
        </draw:connector>
        <draw:connector draw:style-name="gr3" draw:text-style-name="P2" draw:layer="layout" draw:type="curve" svg:x1="15.881cm" svg:y1="7.419cm" svg:x2="8.781cm" svg:y2="9.219cm" draw:start-shape="id8" draw:start-glue-point="2" draw:end-shape="id3" draw:end-glue-point="0">
          <text:p text:style-name="P4"/>
        </draw:connector>
        <draw:custom-shape draw:style-name="gr4" draw:text-style-name="P3" draw:layer="layout" svg:width="5cm" svg:height="1.5cm" svg:x="13.881cm" svg:y="11.919cm">
          <text:p text:style-name="P3"><text:span text:style-name="T1">VFS</text:span><text:span text:style-name="T1">与文件操作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2" draw:id="id8" draw:layer="layout" svg:width="5cm" svg:height="1cm" svg:x="13.381cm" svg:y="6.419cm">
          <text:p text:style-name="P4"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cm" svg:height="0.963cm" svg:x="15.881cm" svg:y="6.533cm">
          <draw:text-box>
            <text:p text:style-name="P4">...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2-24T22:51:08</meta:creation-date>
    <dc:date>2008-10-25T22:21:09</dc:date>
    <dc:language>en-US</dc:language>
    <meta:editing-cycles>3</meta:editing-cycles>
    <meta:editing-duration>PT28M56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